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8563in" table:align="left"/>
    </style:style>
    <style:style style:name="Table1.A" style:family="table-column">
      <style:table-column-properties style:column-width="2.5451in"/>
    </style:style>
    <style:style style:name="Table1.B" style:family="table-column">
      <style:table-column-properties style:column-width="3.3111in"/>
    </style:style>
    <style:style style:name="Table1.A1" style:family="table-cell">
      <style:table-cell-properties style:vertical-align="middle" fo:padding="0.0194in" fo:border="none"/>
    </style:style>
    <style:style style:name="Table2" style:family="table">
      <style:table-properties style:width="4.3556in" table:align="left"/>
    </style:style>
    <style:style style:name="Table2.A" style:family="table-column">
      <style:table-column-properties style:column-width="0.1674in"/>
    </style:style>
    <style:style style:name="Table2.B" style:family="table-column">
      <style:table-column-properties style:column-width="4.1882in"/>
    </style:style>
    <style:style style:name="Table2.A1" style:family="table-cell">
      <style:table-cell-properties style:vertical-align="middle" fo:padding="0.0194in" fo:border="none"/>
    </style:style>
    <style:style style:name="Table3" style:family="table">
      <style:table-properties style:width="2.9389in" table:align="left"/>
    </style:style>
    <style:style style:name="Table3.A" style:family="table-column">
      <style:table-column-properties style:column-width="0.1674in"/>
    </style:style>
    <style:style style:name="Table3.B" style:family="table-column">
      <style:table-column-properties style:column-width="2.7715in"/>
    </style:style>
    <style:style style:name="Table3.A1" style:family="table-cell">
      <style:table-cell-properties style:vertical-align="middle" fo:padding="0.0194in" fo:border="none"/>
    </style:style>
    <style:style style:name="Table4" style:family="table">
      <style:table-properties style:width="2.0222in" table:align="left"/>
    </style:style>
    <style:style style:name="Table4.A" style:family="table-column">
      <style:table-column-properties style:column-width="0.1674in"/>
    </style:style>
    <style:style style:name="Table4.B" style:family="table-column">
      <style:table-column-properties style:column-width="1.8549in"/>
    </style:style>
    <style:style style:name="Table4.A1" style:family="table-cell">
      <style:table-cell-properties style:vertical-align="middle" fo:padding="0.0194in" fo:border="none"/>
    </style:style>
    <style:style style:name="Table5" style:family="table">
      <style:table-properties style:width="3.1889in" table:align="left"/>
    </style:style>
    <style:style style:name="Table5.A" style:family="table-column">
      <style:table-column-properties style:column-width="0.1674in"/>
    </style:style>
    <style:style style:name="Table5.B" style:family="table-column">
      <style:table-column-properties style:column-width="3.0215in"/>
    </style:style>
    <style:style style:name="Table5.A1" style:family="table-cell">
      <style:table-cell-properties style:vertical-align="middle" fo:padding="0.0194in" fo:border="none"/>
    </style:style>
    <style:style style:name="Table6" style:family="table">
      <style:table-properties style:width="3.9389in" table:align="left"/>
    </style:style>
    <style:style style:name="Table6.A" style:family="table-column">
      <style:table-column-properties style:column-width="0.1674in"/>
    </style:style>
    <style:style style:name="Table6.B" style:family="table-column">
      <style:table-column-properties style:column-width="3.7715in"/>
    </style:style>
    <style:style style:name="Table6.A1" style:family="table-cell">
      <style:table-cell-properties style:vertical-align="middle" fo:padding="0.0194in" fo:border="none"/>
    </style:style>
    <style:style style:name="Table7" style:family="table">
      <style:table-properties style:width="3.4389in" table:align="left"/>
    </style:style>
    <style:style style:name="Table7.A" style:family="table-column">
      <style:table-column-properties style:column-width="0.1674in"/>
    </style:style>
    <style:style style:name="Table7.B" style:family="table-column">
      <style:table-column-properties style:column-width="3.2715in"/>
    </style:style>
    <style:style style:name="Table7.A1" style:family="table-cell">
      <style:table-cell-properties style:vertical-align="middle" fo:padding="0.0194in" fo:border="none"/>
    </style:style>
    <style:style style:name="Table8" style:family="table">
      <style:table-properties style:width="3.5222in" table:align="left"/>
    </style:style>
    <style:style style:name="Table8.A" style:family="table-column">
      <style:table-column-properties style:column-width="0.1674in"/>
    </style:style>
    <style:style style:name="Table8.B" style:family="table-column">
      <style:table-column-properties style:column-width="3.3549in"/>
    </style:style>
    <style:style style:name="Table8.A1" style:family="table-cell">
      <style:table-cell-properties style:vertical-align="middle" fo:padding="0.0194in" fo:border="none"/>
    </style:style>
    <style:style style:name="Table9" style:family="table">
      <style:table-properties style:width="3.6056in" table:align="left"/>
    </style:style>
    <style:style style:name="Table9.A" style:family="table-column">
      <style:table-column-properties style:column-width="0.1674in"/>
    </style:style>
    <style:style style:name="Table9.B" style:family="table-column">
      <style:table-column-properties style:column-width="3.4382in"/>
    </style:style>
    <style:style style:name="Table9.A1" style:family="table-cell">
      <style:table-cell-properties style:vertical-align="middle" fo:padding="0.0194in" fo:border="none"/>
    </style:style>
    <style:style style:name="Table10" style:family="table">
      <style:table-properties style:width="4.7722in" table:align="left"/>
    </style:style>
    <style:style style:name="Table10.A" style:family="table-column">
      <style:table-column-properties style:column-width="0.1674in"/>
    </style:style>
    <style:style style:name="Table10.B" style:family="table-column">
      <style:table-column-properties style:column-width="4.6049in"/>
    </style:style>
    <style:style style:name="Table10.A1" style:family="table-cell">
      <style:table-cell-properties style:vertical-align="middle" fo:padding="0.0194in" fo:border="none"/>
    </style:style>
    <style:style style:name="Table11" style:family="table">
      <style:table-properties style:width="3.0222in" table:align="left"/>
    </style:style>
    <style:style style:name="Table11.A" style:family="table-column">
      <style:table-column-properties style:column-width="0.1674in"/>
    </style:style>
    <style:style style:name="Table11.B" style:family="table-column">
      <style:table-column-properties style:column-width="2.8549in"/>
    </style:style>
    <style:style style:name="Table11.A1" style:family="table-cell">
      <style:table-cell-properties style:vertical-align="middle" fo:padding="0.0194in" fo:border="none"/>
    </style:style>
    <style:style style:name="Table12" style:family="table">
      <style:table-properties style:width="3.2722in" table:align="left"/>
    </style:style>
    <style:style style:name="Table12.A" style:family="table-column">
      <style:table-column-properties style:column-width="0.1674in"/>
    </style:style>
    <style:style style:name="Table12.B" style:family="table-column">
      <style:table-column-properties style:column-width="3.1049in"/>
    </style:style>
    <style:style style:name="Table12.A1" style:family="table-cell">
      <style:table-cell-properties style:vertical-align="middle" fo:padding="0.0194in" fo:border="none"/>
    </style:style>
    <style:style style:name="Table13" style:family="table">
      <style:table-properties style:width="4.0222in" table:align="left"/>
    </style:style>
    <style:style style:name="Table13.A" style:family="table-column">
      <style:table-column-properties style:column-width="0.1674in"/>
    </style:style>
    <style:style style:name="Table13.B" style:family="table-column">
      <style:table-column-properties style:column-width="3.8549in"/>
    </style:style>
    <style:style style:name="Table13.A1" style:family="table-cell">
      <style:table-cell-properties style:vertical-align="middle" fo:padding="0.0194in" fo:border="none"/>
    </style:style>
    <style:style style:name="Table14" style:family="table">
      <style:table-properties style:width="5.2722in" table:align="left"/>
    </style:style>
    <style:style style:name="Table14.A" style:family="table-column">
      <style:table-column-properties style:column-width="0.1674in"/>
    </style:style>
    <style:style style:name="Table14.B" style:family="table-column">
      <style:table-column-properties style:column-width="5.1049in"/>
    </style:style>
    <style:style style:name="Table14.A1" style:family="table-cell">
      <style:table-cell-properties style:vertical-align="middle" fo:padding="0.0194in" fo:border="none"/>
    </style:style>
    <style:style style:name="Table15" style:family="table">
      <style:table-properties style:width="4.1889in" table:align="left"/>
    </style:style>
    <style:style style:name="Table15.A" style:family="table-column">
      <style:table-column-properties style:column-width="0.1674in"/>
    </style:style>
    <style:style style:name="Table15.B" style:family="table-column">
      <style:table-column-properties style:column-width="4.0215in"/>
    </style:style>
    <style:style style:name="Table15.A1" style:family="table-cell">
      <style:table-cell-properties style:vertical-align="middle" fo:padding="0.0194in" fo:border="none"/>
    </style:style>
    <style:style style:name="Table16" style:family="table">
      <style:table-properties style:width="2.3556in" table:align="left"/>
    </style:style>
    <style:style style:name="Table16.A" style:family="table-column">
      <style:table-column-properties style:column-width="0.1674in"/>
    </style:style>
    <style:style style:name="Table16.B" style:family="table-column">
      <style:table-column-properties style:column-width="2.1882in"/>
    </style:style>
    <style:style style:name="Table16.A1" style:family="table-cell">
      <style:table-cell-properties style:vertical-align="middle" fo:padding="0.0194in" fo:border="none"/>
    </style:style>
    <style:style style:name="Table17" style:family="table">
      <style:table-properties style:width="3.1889in" table:align="left"/>
    </style:style>
    <style:style style:name="Table17.A" style:family="table-column">
      <style:table-column-properties style:column-width="0.1674in"/>
    </style:style>
    <style:style style:name="Table17.B" style:family="table-column">
      <style:table-column-properties style:column-width="3.0215in"/>
    </style:style>
    <style:style style:name="Table17.A1" style:family="table-cell">
      <style:table-cell-properties style:vertical-align="middle" fo:padding="0.0194in" fo:border="none"/>
    </style:style>
    <style:style style:name="Table18" style:family="table">
      <style:table-properties style:width="4.5222in" table:align="left"/>
    </style:style>
    <style:style style:name="Table18.A" style:family="table-column">
      <style:table-column-properties style:column-width="0.1674in"/>
    </style:style>
    <style:style style:name="Table18.B" style:family="table-column">
      <style:table-column-properties style:column-width="4.3549in"/>
    </style:style>
    <style:style style:name="Table18.A1" style:family="table-cell">
      <style:table-cell-properties style:vertical-align="middle" fo:padding="0.0194in" fo:border="none"/>
    </style:style>
    <style:style style:name="P1" style:family="paragraph" style:parent-style-name="Standard">
      <style:text-properties style:font-name="Ubuntu" officeooo:rsid="0003d8dd" officeooo:paragraph-rsid="0003d8dd"/>
    </style:style>
    <style:style style:name="P2" style:family="paragraph" style:parent-style-name="Standard">
      <style:text-properties style:font-name="Ubuntu" officeooo:rsid="000d0585" officeooo:paragraph-rsid="0003d8dd"/>
    </style:style>
    <style:style style:name="P3" style:family="paragraph" style:parent-style-name="Standard">
      <style:text-properties style:font-name="Ubuntu" officeooo:rsid="0005aca5" officeooo:paragraph-rsid="0005aca5"/>
    </style:style>
    <style:style style:name="P4" style:family="paragraph" style:parent-style-name="Standard">
      <style:text-properties style:font-name="Ubuntu" officeooo:rsid="00071e1f" officeooo:paragraph-rsid="00071e1f"/>
    </style:style>
    <style:style style:name="P5" style:family="paragraph" style:parent-style-name="Standard">
      <style:text-properties style:font-name="Ubuntu" officeooo:rsid="0008df24" officeooo:paragraph-rsid="0008df24"/>
    </style:style>
    <style:style style:name="P6" style:family="paragraph" style:parent-style-name="Standard">
      <style:text-properties style:font-name="Ubuntu" fo:font-weight="bold" officeooo:rsid="0008df24" officeooo:paragraph-rsid="0008df24" style:font-weight-asian="bold" style:font-weight-complex="bold"/>
    </style:style>
    <style:style style:name="P7" style:family="paragraph" style:parent-style-name="Standard">
      <style:text-properties style:font-name="Ubuntu" fo:font-weight="bold" officeooo:rsid="0009eb97" officeooo:paragraph-rsid="0009eb97" style:font-weight-asian="bold" style:font-weight-complex="bold"/>
    </style:style>
    <style:style style:name="P8" style:family="paragraph" style:parent-style-name="Standard">
      <style:text-properties officeooo:rsid="000d0585" officeooo:paragraph-rsid="0003d8dd"/>
    </style:style>
    <style:style style:name="P9" style:family="paragraph" style:parent-style-name="Standard">
      <style:text-properties officeooo:rsid="00100dd5" officeooo:paragraph-rsid="0003d8dd"/>
    </style:style>
    <style:style style:name="P10" style:family="paragraph" style:parent-style-name="Text_20_body">
      <style:text-properties style:font-name="Ubuntu" officeooo:rsid="0008df24" officeooo:paragraph-rsid="0008df24"/>
    </style:style>
    <style:style style:name="P11" style:family="paragraph" style:parent-style-name="Text_20_body">
      <style:text-properties style:font-name="Ubuntu" officeooo:rsid="00071e1f" officeooo:paragraph-rsid="00071e1f"/>
    </style:style>
    <style:style style:name="P12" style:family="paragraph" style:parent-style-name="Text_20_body">
      <style:text-properties style:font-name="Ubuntu" fo:font-weight="bold" officeooo:rsid="0008df24" officeooo:paragraph-rsid="0008df24" style:font-weight-asian="bold" style:font-weight-complex="bold"/>
    </style:style>
    <style:style style:name="P13" style:family="paragraph" style:parent-style-name="Text_20_body">
      <style:text-properties officeooo:paragraph-rsid="0008df24"/>
    </style:style>
    <style:style style:name="P14" style:family="paragraph" style:parent-style-name="Preformatted_20_Text">
      <style:text-properties style:font-name="Ubuntu" officeooo:rsid="0008df24" officeooo:paragraph-rsid="0008df24"/>
    </style:style>
    <style:style style:name="P15" style:family="paragraph" style:parent-style-name="Preformatted_20_Text">
      <style:paragraph-properties fo:margin-top="0in" fo:margin-bottom="0.1965in" loext:contextual-spacing="false"/>
    </style:style>
    <style:style style:name="P16" style:family="paragraph" style:parent-style-name="Heading_20_4">
      <style:text-properties style:font-name="Ubuntu" officeooo:rsid="0008df24" officeooo:paragraph-rsid="0008df24"/>
    </style:style>
    <style:style style:name="P17" style:family="paragraph" style:parent-style-name="Heading_20_4">
      <style:text-properties style:font-name="Ubuntu" fo:font-weight="bold" officeooo:rsid="0008df24" officeooo:paragraph-rsid="0008df24" style:font-weight-asian="bold" style:font-weight-complex="bold"/>
    </style:style>
    <style:style style:name="P18" style:family="paragraph" style:parent-style-name="Heading_20_3">
      <style:text-properties style:font-name="Ubuntu" fo:font-weight="bold" officeooo:rsid="0008df24" officeooo:paragraph-rsid="0008df24" style:font-weight-asian="bold" style:font-weight-complex="bold"/>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
      <style:paragraph-properties fo:margin-top="0in" fo:margin-bottom="0in" loext:contextual-spacing="false"/>
    </style:style>
    <style:style style:name="P33" style:family="paragraph" style:parent-style-name="Text_20_body" style:list-style-name="L2">
      <style:paragraph-properties fo:margin-top="0in" fo:margin-bottom="0in" loext:contextual-spacing="false"/>
    </style:style>
    <style:style style:name="P34" style:family="paragraph" style:parent-style-name="Text_20_body" style:list-style-name="L3">
      <style:paragraph-properties fo:margin-top="0in" fo:margin-bottom="0in" loext:contextual-spacing="false"/>
    </style:style>
    <style:style style:name="P35" style:family="paragraph" style:parent-style-name="Text_20_body" style:list-style-name="L4">
      <style:paragraph-properties fo:margin-top="0in" fo:margin-bottom="0in" loext:contextual-spacing="false"/>
    </style:style>
    <style:style style:name="P36" style:family="paragraph" style:parent-style-name="Text_20_body" style:list-style-name="L5">
      <style:paragraph-properties fo:margin-top="0in" fo:margin-bottom="0in" loext:contextual-spacing="false"/>
    </style:style>
    <style:style style:name="P37" style:family="paragraph" style:parent-style-name="Text_20_body" style:list-style-name="L6">
      <style:paragraph-properties fo:margin-top="0in" fo:margin-bottom="0in" loext:contextual-spacing="false"/>
    </style:style>
    <style:style style:name="P38" style:family="paragraph" style:parent-style-name="Text_20_body" style:list-style-name="L7">
      <style:paragraph-properties fo:margin-top="0in" fo:margin-bottom="0in" loext:contextual-spacing="false"/>
    </style:style>
    <style:style style:name="P39" style:family="paragraph" style:parent-style-name="Text_20_body" style:list-style-name="L9">
      <style:paragraph-properties fo:margin-top="0in" fo:margin-bottom="0in" loext:contextual-spacing="false"/>
    </style:style>
    <style:style style:name="P40" style:family="paragraph" style:parent-style-name="Text_20_body" style:list-style-name="L10">
      <style:paragraph-properties fo:margin-top="0in" fo:margin-bottom="0in" loext:contextual-spacing="false"/>
    </style:style>
    <style:style style:name="P41" style:family="paragraph" style:parent-style-name="Text_20_body" style:list-style-name="L11">
      <style:paragraph-properties fo:margin-top="0in" fo:margin-bottom="0in" loext:contextual-spacing="false"/>
    </style:style>
    <style:style style:name="P42" style:family="paragraph" style:parent-style-name="Text_20_body" style:list-style-name="L12">
      <style:paragraph-properties fo:margin-top="0in" fo:margin-bottom="0in" loext:contextual-spacing="false"/>
    </style:style>
    <style:style style:name="P43" style:family="paragraph" style:parent-style-name="Text_20_body" style:list-style-name="L13">
      <style:paragraph-properties fo:margin-top="0in" fo:margin-bottom="0in" loext:contextual-spacing="false"/>
    </style:style>
    <style:style style:name="T1" style:family="text">
      <style:text-properties officeooo:rsid="0003d8dd"/>
    </style:style>
    <style:style style:name="T2" style:family="text">
      <style:text-properties officeooo:rsid="00100dd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bugging</text:p>
      <text:p text:style-name="P1"/>
      <text:p text:style-name="P8">var recipes= <text:span text:style-name="T2">{</text:span></text:p>
      <text:p text:style-name="P8"><text:tab/>recipeTitle: 'Shawerma';</text:p>
      <text:p text:style-name="P8"><text:tab/>servings: 3;</text:p>
      <text:p text:style-name="P8"><text:tab/>ingredients: ['tomato', 'cucumber'];</text:p>
      <text:p text:style-name="P8"><text:tab/>directions: 'left right left';</text:p>
      <text:p text:style-name="P9">}</text:p>
      <text:p text:style-name="P8"/>
      <text:p text:style-name="P8">for ( var k=0; k&lt;recipes.length; k++) {</text:p>
      <text:p text:style-name="P8"><text:tab/>var recipe= recipes[k];</text:p>
      <text:p text:style-name="P8"><text:tab/>document.write(recipe.recipeTitle + ' ' + recipe.servings + ' ' + recipe.directions + ' ');</text:p>
      <text:p text:style-name="P8"><text:tab/>for ( var u=0; u&lt;ingredients.length; u++) </text:p>
      <text:p text:style-name="P8"><text:tab/><text:tab/>document.write(ingredients[u]);</text:p>
      <text:p text:style-name="P8"><text:tab/>console.log(user);</text:p>
      <text:p text:style-name="P2">} <text:span text:style-name="T1">shoofi el moshkeleh</text:span></text:p>
      <text:p text:style-name="P2"/>
      <text:p text:style-name="P3">difference between</text:p>
      <text:p text:style-name="P3"/>
      <table:table table:name="Table1" table:style-name="Table1">
        <table:table-column table:style-name="Table1.A"/>
        <table:table-column table:style-name="Table1.B"/>
        <table:table-row>
          <table:table-cell table:style-name="Table1.A1" office:value-type="string">
            <text:p text:style-name="Table_20_Contents"><text:span text:style-name="Emphasis">element</text:span>.setAttribute<text:span text:style-name="Emphasis">(attribute, value)</text:span></text:p>
          </table:table-cell>
          <table:table-cell table:style-name="Table1.A1" office:value-type="string">
            <text:p text:style-name="Table_20_Contents">Change the attribute value of an HTML element</text:p>
          </table:table-cell>
        </table:table-row>
        <table:table-row>
          <table:table-cell table:style-name="Table1.A1" office:value-type="string">
            <text:p text:style-name="Table_20_Contents"><text:span text:style-name="Emphasis">element</text:span>.style.<text:span text:style-name="Emphasis">property = new style</text:span></text:p>
          </table:table-cell>
          <table:table-cell table:style-name="Table1.A1" office:value-type="string">
            <text:p text:style-name="Table_20_Contents">Change the style of an HTML element</text:p>
          </table:table-cell>
        </table:table-row>
      </table:table>
      <text:p text:style-name="Horizontal_20_Line"/>
      <text:p text:style-name="P3">TEST <text:a xlink:type="simple" xlink:href="http://girldevelopit.github.io/gdi-featured-js-intro/class4.html#/28" text:style-name="Internet_20_link" text:visited-style-name="Visited_20_Internet_20_Link">http://girldevelopit.github.io/gdi-featured-js-intro/class4.html#/28</text:a> </text:p>
      <text:p text:style-name="P3"/>
      <text:p text:style-name="P4">EVENTS TRIGGER , HTML OR JAVASCRIPT </text:p>
      <text:p text:style-name="P4"/>
      <text:p text:style-name="P4">Slide 40 w el call el 3adi ta3 el javascript sho el fareg benhom</text:p>
      <text:p text:style-name="P4"/>
      <text:p text:style-name="P4"><text:a xlink:type="simple" xlink:href="http://girldevelopit.github.io/gdi-featured-js-intro/class4.html#/35" text:style-name="Internet_20_link" text:visited-style-name="Visited_20_Internet_20_Link">http://girldevelopit.github.io/gdi-featured-js-intro/class4.html#/35</text:a> </text:p>
      <text:p text:style-name="P4"/>
      <text:p text:style-name="P4">jQuery is an open source JavaScript library written by John Resig that simplifies the interaction between HTML, CSS, and JavaScript.</text:p>
      <text:p text:style-name="P4"/>
      <text:p text:style-name="P5"><text:a xlink:type="simple" xlink:href="https://learn.shayhowe.com/advanced-html-css/jquery/" text:style-name="Internet_20_link" text:visited-style-name="Visited_20_Internet_20_Link">https://learn.shayhowe.com/advanced-html-css/jquery/</text:a></text:p>
      <text:p text:style-name="P5"/>
      <text:p text:style-name="P5">What has made jQuery so popular is it’s <text:a xlink:type="simple" xlink:href="https://tutsplus.com/course/30-days-to-learn-jquery/" text:style-name="Internet_20_link" text:visited-style-name="Visited_20_Internet_20_Link">ease of use</text:a>, with selections resembling CSS and a comprehensible separation of behavior. The benefits of jQuery are massive, however for our purpose we will only be considered about the ability to find elements and perform actions with them.</text:p>
      <text:p text:style-name="P5"/>
      <text:p text:style-name="P5"/>
      <text:p text:style-name="P5">When referencing jQuery there are a few options, specifically as whether to use the minified or uncompressed version, and as whether to use a content delivery network, , such as <text:a xlink:type="simple" xlink:href="https://developers.google.com/speed/libraries/devguide" text:style-name="Internet_20_link" text:visited-style-name="Visited_20_Internet_20_Link">Google hosted libraries</text:a>. If the code being written is for a live, production environment it is encouraged to use the minified version for better loading times. Additionally, using a CDN like Google also helps with loading time, and potential caching benefits.</text:p>
      <text:p text:style-name="P5"/>
      <text:p text:style-name="P5"/>
      <text:p text:style-name="P5"><text:soft-page-break/>jQuery comes with it’s own object, the dollar sign, <text:span text:style-name="Source_20_Text">$</text:span>, also known as <text:span text:style-name="Source_20_Text">jQuery</text:span>. The <text:span text:style-name="Source_20_Text">$</text:span> object is specifically made for selecting an element and then returning that element node to perform an action on it. </text:p>
      <text:p text:style-name="P5"/>
      <text:p text:style-name="P5"/>
      <text:p text:style-name="P5"/>
      <text:p text:style-name="P14"><text:span text:style-name="Source_20_Text">$(document).ready(function(event){ </text:span></text:p>
      <text:p text:style-name="Preformatted_20_Text"><text:span text:style-name="Source_20_Text"><text:s text:c="2"/>// jQuery code </text:span></text:p>
      <text:p text:style-name="P15"><text:span text:style-name="Source_20_Text">});</text:span></text:p>
      <text:p text:style-name="P10">Invoking the jQuery object, <text:span text:style-name="Source_20_Text">$()</text:span>, containing a selector will return that DOM node to manipulate it. The selector falls within the parentheses, <text:span text:style-name="Source_20_Text">('...')</text:span>, and may select elements just like that of CSS.</text:p>
      <table:table table:name="Table2" table:style-name="Table2">
        <table:table-column table:style-name="Table2.A"/>
        <table:table-column table:style-name="Table2.B"/>
        <table:table-row>
          <table:table-cell table:style-name="Table2.A1" office:value-type="string">
            <text:p text:style-name="Preformatted_20_Text">1</text:p>
            <text:p text:style-name="Preformatted_20_Text">2</text:p>
            <text:p text:style-name="Preformatted_20_Text">3</text:p>
            <text:p text:style-name="Preformatted_20_Text">4</text:p>
            <text:p text:style-name="Preformatted_20_Text">5</text:p>
            <text:p text:style-name="P15">6</text:p>
          </table:table-cell>
          <table:table-cell table:style-name="Table2.A1" office:value-type="string">
            <text:p text:style-name="Preformatted_20_Text">$('.feature'); <text:s text:c="10"/>// Class selector</text:p>
            <text:p text:style-name="Preformatted_20_Text">$('li strong'); <text:s text:c="9"/>// Descendant selector</text:p>
            <text:p text:style-name="Preformatted_20_Text">$('em, i'); <text:s text:c="13"/>// Multiple selector</text:p>
            <text:p text:style-name="Preformatted_20_Text">$('a[target="_blank"]'); // Attribute selector</text:p>
            <text:p text:style-name="P15">$('p:nth-child(2)'); <text:s text:c="4"/>// Pseudo-class selector</text:p>
          </table:table-cell>
        </table:table-row>
      </table:table>
      <text:p text:style-name="P5"/>
      <text:p text:style-name="P5"/>
      <text:p text:style-name="P5"/>
      <text:p text:style-name="P10">When working inside of a jQuery function you may want to select the element in which was referenced inside of the original selector. In this event the <text:span text:style-name="Source_20_Text">this</text:span> keyword may be used to refer to the element selected in the current handler.</text:p>
      <table:table table:name="Table3" table:style-name="Table3">
        <table:table-column table:style-name="Table3.A"/>
        <table:table-column table:style-name="Table3.B"/>
        <table:table-row>
          <table:table-cell table:style-name="Table3.A1" office:value-type="string">
            <text:p text:style-name="Preformatted_20_Text">1</text:p>
            <text:p text:style-name="Preformatted_20_Text">2</text:p>
            <text:p text:style-name="Preformatted_20_Text">3</text:p>
            <text:p text:style-name="P15">4</text:p>
          </table:table-cell>
          <table:table-cell table:style-name="Table3.A1" office:value-type="string">
            <text:p text:style-name="Preformatted_20_Text">$('div').click(function(event){ </text:p>
            <text:p text:style-name="Preformatted_20_Text"><text:s text:c="2"/>$(this);</text:p>
            <text:p text:style-name="P15">});</text:p>
          </table:table-cell>
        </table:table-row>
      </table:table>
      <text:p text:style-name="P15"><text:span text:style-name="Source_20_Text"><text:s text:c="14"/></text:span></text:p>
      <text:h text:style-name="P16" text:outline-level="4">jQuery Selection Filters</text:h>
      <text:p text:style-name="Text_20_body">Should CSS selectors not be enough there are also custom <text:a xlink:type="simple" xlink:href="http://api.jquery.com/category/selectors/jquery-selector-extensions/" text:style-name="Internet_20_link" text:visited-style-name="Visited_20_Internet_20_Link">filters</text:a> built into jQuery to help out. These filters are an extension to CSS3 and provide more control over selecting an element or its relatives.</text:p>
      <table:table table:name="Table4" table:style-name="Table4">
        <table:table-column table:style-name="Table4.A"/>
        <table:table-column table:style-name="Table4.B"/>
        <table:table-row>
          <table:table-cell table:style-name="Table4.A1" office:value-type="string">
            <text:p text:style-name="Preformatted_20_Text">1</text:p>
            <text:p text:style-name="P15">2</text:p>
          </table:table-cell>
          <table:table-cell table:style-name="Table4.A1" office:value-type="string">
            <text:p text:style-name="P15">$('div:has(strong)');</text:p>
          </table:table-cell>
        </table:table-row>
      </table:table>
      <text:p text:style-name="P15"><text:span text:style-name="Source_20_Text"><text:s text:c="16"/></text:span></text:p>
      <text:p text:style-name="P13">As they stand these filters may be used inside of the selector, however not being native to the DOM they are a bit slow. The best results with using these filters is accomplished by using the <text:span text:style-name="Source_20_Text">:filter()</text:span> method, which is part of the traversing feature in jQuery.</text:p>
      <text:p text:style-name="P13"/>
      <text:p text:style-name="P13"/>
      <text:p text:style-name="P13"/>
      <text:p text:style-name="P13"><text:soft-page-break/></text:p>
      <text:p text:style-name="P5">TRAVERING</text:p>
      <text:p text:style-name="P10">To get started with filtering elements inside the DOM a general selection needs to be made, from which will be traversed from relatively. In the example below the original selection finds all of the <text:span text:style-name="Source_20_Text">div</text:span> elements in the DOM, which are then filtered using the <text:span text:style-name="Source_20_Text">.not()</text:span> method. With this specific method all of the <text:span text:style-name="Source_20_Text">div</text:span> elements without a class of <text:span text:style-name="Source_20_Text">type</text:span> or <text:span text:style-name="Source_20_Text">collection</text:span> will be selected.</text:p>
      <table:table table:name="Table5" table:style-name="Table5">
        <table:table-column table:style-name="Table5.A"/>
        <table:table-column table:style-name="Table5.B"/>
        <table:table-row>
          <table:table-cell table:style-name="Table5.A1" office:value-type="string">
            <text:p text:style-name="Preformatted_20_Text">1</text:p>
            <text:p text:style-name="P15">2</text:p>
          </table:table-cell>
          <table:table-cell table:style-name="Table5.A1" office:value-type="string">
            <text:p text:style-name="P15">$('div').not('.type, .collection');</text:p>
          </table:table-cell>
        </table:table-row>
      </table:table>
      <text:p text:style-name="P5"/>
      <text:p text:style-name="P11">The code sample below uses both the <text:span text:style-name="Source_20_Text">.not()</text:span> method and the <text:span text:style-name="Source_20_Text">.parent()</text:span> method. Combined together this will only select the parent elements of <text:span text:style-name="Source_20_Text">div</text:span> elements without a class of <text:span text:style-name="Source_20_Text">type</text:span> or <text:span text:style-name="Source_20_Text">collection</text:span>.</text:p>
      <table:table table:name="Table6" table:style-name="Table6">
        <table:table-column table:style-name="Table6.A"/>
        <table:table-column table:style-name="Table6.B"/>
        <table:table-row>
          <table:table-cell table:style-name="Table6.A1" office:value-type="string">
            <text:p text:style-name="Preformatted_20_Text">1</text:p>
            <text:p text:style-name="P15">2</text:p>
          </table:table-cell>
          <table:table-cell table:style-name="Table6.A1" office:value-type="string">
            <text:p text:style-name="P15">$('div').not('.type, .collection').parent();</text:p>
          </table:table-cell>
        </table:table-row>
      </table:table>
      <text:p text:style-name="P4"/>
      <text:p text:style-name="P4"/>
      <text:p text:style-name="P6">TRAVERSING METHODS</text:p>
      <text:h text:style-name="P17" text:outline-level="4">Filtering</text:h>
      <text:list xml:id="list8215100765668883550" text:style-name="L1">
        <text:list-item>
          <text:p text:style-name="P32"><text:span text:style-name="Source_20_Text">.eq()</text:span> </text:p>
        </text:list-item>
        <text:list-item>
          <text:p text:style-name="P32"><text:span text:style-name="Source_20_Text">.filter()</text:span> </text:p>
        </text:list-item>
        <text:list-item>
          <text:p text:style-name="P32"><text:span text:style-name="Source_20_Text">.first()</text:span> </text:p>
        </text:list-item>
        <text:list-item>
          <text:p text:style-name="P32"><text:span text:style-name="Source_20_Text">.has()</text:span> </text:p>
        </text:list-item>
        <text:list-item>
          <text:p text:style-name="P32"><text:span text:style-name="Source_20_Text">.is()</text:span> </text:p>
        </text:list-item>
        <text:list-item>
          <text:p text:style-name="P32"><text:span text:style-name="Source_20_Text">.last()</text:span> </text:p>
        </text:list-item>
        <text:list-item>
          <text:p text:style-name="P32"><text:span text:style-name="Source_20_Text">.map()</text:span> </text:p>
        </text:list-item>
        <text:list-item>
          <text:p text:style-name="P32"><text:span text:style-name="Source_20_Text">.not()</text:span> </text:p>
        </text:list-item>
        <text:list-item>
          <text:p text:style-name="P19"><text:span text:style-name="Source_20_Text">.slice()</text:span> </text:p>
        </text:list-item>
      </text:list>
      <text:h text:style-name="Heading_20_4" text:outline-level="4">Miscellaneous Traversing</text:h>
      <text:list xml:id="list4466050031906070892" text:style-name="L2">
        <text:list-item>
          <text:p text:style-name="P33"><text:span text:style-name="Source_20_Text">.add()</text:span> </text:p>
        </text:list-item>
        <text:list-item>
          <text:p text:style-name="P33"><text:span text:style-name="Source_20_Text">.andSelf()</text:span> </text:p>
        </text:list-item>
        <text:list-item>
          <text:p text:style-name="P33"><text:span text:style-name="Source_20_Text">.contents()</text:span> </text:p>
        </text:list-item>
        <text:list-item>
          <text:p text:style-name="P20"><text:span text:style-name="Source_20_Text">.end()</text:span> </text:p>
        </text:list-item>
      </text:list>
      <text:h text:style-name="Heading_20_4" text:outline-level="4">DOM Tree Traversal</text:h>
      <text:list xml:id="list6660537700561209526" text:style-name="L3">
        <text:list-item>
          <text:p text:style-name="P34"><text:span text:style-name="Source_20_Text">.children()</text:span> </text:p>
        </text:list-item>
        <text:list-item>
          <text:p text:style-name="P34"><text:span text:style-name="Source_20_Text">.closest()</text:span> </text:p>
        </text:list-item>
        <text:list-item>
          <text:p text:style-name="P34"><text:span text:style-name="Source_20_Text">.find()</text:span> </text:p>
        </text:list-item>
        <text:list-item>
          <text:p text:style-name="P34"><text:span text:style-name="Source_20_Text">.next()</text:span> </text:p>
        </text:list-item>
        <text:list-item>
          <text:p text:style-name="P34"><text:soft-page-break/><text:span text:style-name="Source_20_Text">.nextAll()</text:span> </text:p>
        </text:list-item>
        <text:list-item>
          <text:p text:style-name="P34"><text:span text:style-name="Source_20_Text">.nextUntil()</text:span> </text:p>
        </text:list-item>
        <text:list-item>
          <text:p text:style-name="P34"><text:span text:style-name="Source_20_Text">.offsetParent()</text:span> </text:p>
        </text:list-item>
        <text:list-item>
          <text:p text:style-name="P34"><text:span text:style-name="Source_20_Text">.parent()</text:span> </text:p>
        </text:list-item>
        <text:list-item>
          <text:p text:style-name="P34"><text:span text:style-name="Source_20_Text">.parents()</text:span> </text:p>
        </text:list-item>
        <text:list-item>
          <text:p text:style-name="P34"><text:span text:style-name="Source_20_Text">.parentsUntil()</text:span> </text:p>
        </text:list-item>
        <text:list-item>
          <text:p text:style-name="P34"><text:span text:style-name="Source_20_Text">.prev()</text:span> </text:p>
        </text:list-item>
        <text:list-item>
          <text:p text:style-name="P34"><text:span text:style-name="Source_20_Text">.prevAll()</text:span> </text:p>
        </text:list-item>
        <text:list-item>
          <text:p text:style-name="P34"><text:span text:style-name="Source_20_Text">.prevUntil()</text:span> </text:p>
        </text:list-item>
        <text:list-item>
          <text:p text:style-name="P21"><text:span text:style-name="Source_20_Text">.siblings()</text:span> </text:p>
        </text:list-item>
      </text:list>
      <text:p text:style-name="Text_20_body"><text:bookmark text:name="manipulation"/></text:p>
      <text:p text:style-name="P6">MANIPULATION:</text:p>
      <text:h text:style-name="P18" text:outline-level="3">Getting Setting</text:h>
      <text:p text:style-name="Text_20_body">The manipulation methods to follow are most commonly used in one of two directives, that being <text:span text:style-name="Emphasis">getting</text:span> or <text:span text:style-name="Emphasis">setting</text:span> information. Getting information revolves around using a selector in addition with a method to determine what piece of information is to be retrieved. Additionally, the same selector and method may also be used to set a piece of information.</text:p>
      <table:table table:name="Table7" table:style-name="Table7">
        <table:table-column table:style-name="Table7.A"/>
        <table:table-column table:style-name="Table7.B"/>
        <table:table-row>
          <table:table-cell table:style-name="Table7.A1" office:value-type="string">
            <text:p text:style-name="Preformatted_20_Text">1</text:p>
            <text:p text:style-name="Preformatted_20_Text">2</text:p>
            <text:p text:style-name="Preformatted_20_Text">3</text:p>
            <text:p text:style-name="Preformatted_20_Text">4</text:p>
            <text:p text:style-name="Preformatted_20_Text">5</text:p>
            <text:p text:style-name="P15">6</text:p>
          </table:table-cell>
          <table:table-cell table:style-name="Table7.A1" office:value-type="string">
            <text:p text:style-name="Preformatted_20_Text">// Gets the value of the alt attribute</text:p>
            <text:p text:style-name="Preformatted_20_Text">$('img').attr('alt');</text:p>
            <text:p text:style-name="Preformatted_20_Text"/>
            <text:p text:style-name="Preformatted_20_Text">// Sets the value of the alt attribute</text:p>
            <text:p text:style-name="P15">$('img').attr('alt', 'Wild kangaroo');</text:p>
          </table:table-cell>
        </table:table-row>
      </table:table>
      <text:p text:style-name="P6"/>
      <text:p text:style-name="P6">Attribute manipulation</text:p>
      <text:p text:style-name="P12">In the examples below the <text:span text:style-name="Source_20_Text">.addClass()</text:span> method is used to add a class to all even list items, the <text:span text:style-name="Source_20_Text">.removeClass()</text:span> method is used to remove all classes from any paragraphs, and lastly the <text:span text:style-name="Source_20_Text">.attr()</text:span> method is used to find the value of the <text:span text:style-name="Source_20_Text">title</text:span> attribute of any <text:span text:style-name="Source_20_Text">abbr</text:span> element and set it to <text:span text:style-name="Source_20_Text">Hello World</text:span>.</text:p>
      <table:table table:name="Table8" table:style-name="Table8">
        <table:table-column table:style-name="Table8.A"/>
        <table:table-column table:style-name="Table8.B"/>
        <table:table-row>
          <table:table-cell table:style-name="Table8.A1" office:value-type="string">
            <text:p text:style-name="Preformatted_20_Text">1</text:p>
            <text:p text:style-name="Preformatted_20_Text">2</text:p>
            <text:p text:style-name="Preformatted_20_Text">3</text:p>
            <text:p text:style-name="P15">4</text:p>
          </table:table-cell>
          <table:table-cell table:style-name="Table8.A1" office:value-type="string">
            <text:p text:style-name="Preformatted_20_Text">$('li:even').addClass('even-item');</text:p>
            <text:p text:style-name="Preformatted_20_Text">$('p').removeClass();</text:p>
            <text:p text:style-name="P15">$('abbr').attr('title', 'Hello World');</text:p>
          </table:table-cell>
        </table:table-row>
      </table:table>
      <text:p text:style-name="P6"/>
      <text:h text:style-name="P17" text:outline-level="4">Attribute Manipulation Methods</text:h>
      <text:list xml:id="list4550511702214142652" text:style-name="L4">
        <text:list-item>
          <text:p text:style-name="P35"><text:span text:style-name="Source_20_Text">.addClass()</text:span> </text:p>
        </text:list-item>
        <text:list-item>
          <text:p text:style-name="P35"><text:span text:style-name="Source_20_Text">.attr()</text:span> </text:p>
        </text:list-item>
        <text:list-item>
          <text:p text:style-name="P35"><text:span text:style-name="Source_20_Text">.hasClass()</text:span> </text:p>
        </text:list-item>
        <text:list-item>
          <text:p text:style-name="P35"><text:span text:style-name="Source_20_Text">.prop()</text:span> </text:p>
        </text:list-item>
        <text:list-item>
          <text:p text:style-name="P35"><text:span text:style-name="Source_20_Text">.removeAttr()</text:span> </text:p>
        </text:list-item>
        <text:list-item>
          <text:p text:style-name="P35"><text:span text:style-name="Source_20_Text">.removeClass()</text:span> </text:p>
        </text:list-item>
        <text:list-item>
          <text:p text:style-name="P35"><text:soft-page-break/><text:span text:style-name="Source_20_Text">.removeProp()</text:span> </text:p>
        </text:list-item>
        <text:list-item>
          <text:p text:style-name="P35"><text:span text:style-name="Source_20_Text">.toggleClass()</text:span> </text:p>
        </text:list-item>
        <text:list-item>
          <text:p text:style-name="P22"><text:span text:style-name="Source_20_Text">.val()</text:span> </text:p>
        </text:list-item>
      </text:list>
      <text:p text:style-name="P6">STYLE MANIPULATION:</text:p>
      <text:p text:style-name="P12">The <text:span text:style-name="Source_20_Text">.css()</text:span> method in particular may be used to set one property, or many, and the syntax for each varies. To set one property, the property name and value should each be in quotations and comma separated. To set multiple properties, the properties should be nested inside of curly brackets with the property name in camel case, removing any hyphens where necessary, followed by a colon and then the quoted value. Each of the property and value pairs need to be comma separated.</text:p>
      <text:p text:style-name="Text_20_body">The height, width, or position methods all default to using pixel values, however other units of measurement may be used. As seen below, to change the unit of measurement identify the value then use a plus sign followed by the quoted unit of measurement.</text:p>
      <table:table table:name="Table9" table:style-name="Table9">
        <table:table-column table:style-name="Table9.A"/>
        <table:table-column table:style-name="Table9.B"/>
        <table:table-row>
          <table:table-cell table:style-name="Table9.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15">8</text:p>
          </table:table-cell>
          <table:table-cell table:style-name="Table9.A1" office:value-type="string">
            <text:p text:style-name="Preformatted_20_Text">$('h1 span').css('font-size', 'normal');</text:p>
            <text:p text:style-name="Preformatted_20_Text">$('div').css({</text:p>
            <text:p text:style-name="Preformatted_20_Text"><text:s text:c="2"/>fontSize: '13px', </text:p>
            <text:p text:style-name="Preformatted_20_Text"><text:s text:c="2"/>background: '#f60'</text:p>
            <text:p text:style-name="Preformatted_20_Text">});</text:p>
            <text:p text:style-name="Preformatted_20_Text">$('header').height(200);</text:p>
            <text:p text:style-name="P15">$('.extend').height(30 + 'em');</text:p>
          </table:table-cell>
        </table:table-row>
      </table:table>
      <text:p text:style-name="P15"><text:span text:style-name="Source_20_Text"><text:s text:c="14"/></text:span></text:p>
      <text:h text:style-name="Heading_20_4" text:outline-level="4">Style Manipulation Methods</text:h>
      <text:list xml:id="list137602801350287433" text:style-name="L5">
        <text:list-item>
          <text:p text:style-name="P36"><text:span text:style-name="Source_20_Text">.css()</text:span> </text:p>
        </text:list-item>
        <text:list-item>
          <text:p text:style-name="P36"><text:span text:style-name="Source_20_Text">.height()</text:span> </text:p>
        </text:list-item>
        <text:list-item>
          <text:p text:style-name="P36"><text:span text:style-name="Source_20_Text">.innerHeight()</text:span> </text:p>
        </text:list-item>
        <text:list-item>
          <text:p text:style-name="P36"><text:span text:style-name="Source_20_Text">.innerWidth()</text:span> </text:p>
        </text:list-item>
        <text:list-item>
          <text:p text:style-name="P36"><text:span text:style-name="Source_20_Text">.offset()</text:span> </text:p>
        </text:list-item>
        <text:list-item>
          <text:p text:style-name="P36"><text:span text:style-name="Source_20_Text">.outerHeight()</text:span> </text:p>
        </text:list-item>
        <text:list-item>
          <text:p text:style-name="P36"><text:span text:style-name="Source_20_Text">.outerWidth()</text:span> </text:p>
        </text:list-item>
        <text:list-item>
          <text:p text:style-name="P36"><text:span text:style-name="Source_20_Text">.position()</text:span> </text:p>
        </text:list-item>
        <text:list-item>
          <text:p text:style-name="P36"><text:span text:style-name="Source_20_Text">.scrollLeft()</text:span> </text:p>
        </text:list-item>
        <text:list-item>
          <text:p text:style-name="P36"><text:span text:style-name="Source_20_Text">.scrollTop()</text:span> </text:p>
        </text:list-item>
        <text:list-item>
          <text:p text:style-name="P23"><text:span text:style-name="Source_20_Text">.width()</text:span> </text:p>
        </text:list-item>
      </text:list>
      <text:p text:style-name="P6">DOM MANIPULATION:</text:p>
      <text:p text:style-name="P12">Each individual DOM manipulation method has it’s own syntax but a few of them are outlined below. The <text:span text:style-name="Source_20_Text">.prepend()</text:span> method is adding a new <text:span text:style-name="Source_20_Text">h3</text:span> element just inside any <text:span text:style-name="Source_20_Text">section</text:span>, the <text:span text:style-name="Source_20_Text">.after()</text:span> method is adding a new <text:span text:style-name="Source_20_Text">em</text:span> element just after the link, and the <text:span text:style-name="Source_20_Text">.text()</text:span> method is replacing the text of any <text:span text:style-name="Source_20_Text">h1</text:span> elements with the text <text:span text:style-name="Source_20_Text">Hello World</text:span>.</text:p>
      <table:table table:name="Table10" table:style-name="Table10">
        <table:table-column table:style-name="Table10.A"/>
        <table:table-column table:style-name="Table10.B"/>
        <table:table-row>
          <table:table-cell table:style-name="Table10.A1" office:value-type="string">
            <text:p text:style-name="Preformatted_20_Text">1</text:p>
            <text:p text:style-name="Preformatted_20_Text"><text:soft-page-break/>2</text:p>
            <text:p text:style-name="Preformatted_20_Text">3</text:p>
            <text:p text:style-name="P15">4</text:p>
          </table:table-cell>
          <table:table-cell table:style-name="Table10.A1" office:value-type="string">
            <text:p text:style-name="Preformatted_20_Text">$('section').prepend('&lt;h3&gt;Featured&lt;/h3&gt;');</text:p>
            <text:p text:style-name="Preformatted_20_Text"><text:soft-page-break/>$('a[target="_blank"]').after('&lt;em&gt;New window.&lt;/em&gt;');</text:p>
            <text:p text:style-name="P15">$('h1').text('Hello World');</text:p>
          </table:table-cell>
        </table:table-row>
      </table:table>
      <text:p text:style-name="P15"><text:span text:style-name="Source_20_Text"><text:s text:c="14"/></text:span></text:p>
      <text:h text:style-name="Heading_20_4" text:outline-level="4">DOM Manipulation Methods</text:h>
      <text:list xml:id="list5078616537539313361" text:style-name="L6">
        <text:list-item>
          <text:p text:style-name="P37"><text:span text:style-name="Source_20_Text">.after()</text:span> </text:p>
        </text:list-item>
        <text:list-item>
          <text:p text:style-name="P37"><text:span text:style-name="Source_20_Text">.append()</text:span> </text:p>
        </text:list-item>
        <text:list-item>
          <text:p text:style-name="P37"><text:span text:style-name="Source_20_Text">.appendTo()</text:span> </text:p>
        </text:list-item>
        <text:list-item>
          <text:p text:style-name="P37"><text:span text:style-name="Source_20_Text">.before()</text:span> </text:p>
        </text:list-item>
        <text:list-item>
          <text:p text:style-name="P37"><text:span text:style-name="Source_20_Text">.clone()</text:span> </text:p>
        </text:list-item>
        <text:list-item>
          <text:p text:style-name="P37"><text:span text:style-name="Source_20_Text">.detach()</text:span> </text:p>
        </text:list-item>
        <text:list-item>
          <text:p text:style-name="P37"><text:span text:style-name="Source_20_Text">.empty()</text:span> </text:p>
        </text:list-item>
        <text:list-item>
          <text:p text:style-name="P37"><text:span text:style-name="Source_20_Text">.html()</text:span> </text:p>
        </text:list-item>
        <text:list-item>
          <text:p text:style-name="P37"><text:span text:style-name="Source_20_Text">.insertAfter()</text:span> </text:p>
        </text:list-item>
        <text:list-item>
          <text:p text:style-name="P37"><text:span text:style-name="Source_20_Text">.insertBefore()</text:span> </text:p>
        </text:list-item>
        <text:list-item>
          <text:p text:style-name="P37"><text:span text:style-name="Source_20_Text">.prepend()</text:span> </text:p>
        </text:list-item>
        <text:list-item>
          <text:p text:style-name="P37"><text:span text:style-name="Source_20_Text">.prependTo()</text:span> </text:p>
        </text:list-item>
        <text:list-item>
          <text:p text:style-name="P37"><text:span text:style-name="Source_20_Text">.remove()</text:span> </text:p>
        </text:list-item>
        <text:list-item>
          <text:p text:style-name="P37"><text:span text:style-name="Source_20_Text">.replaceAll()</text:span> </text:p>
        </text:list-item>
        <text:list-item>
          <text:p text:style-name="P37"><text:span text:style-name="Source_20_Text">.replaceWith()</text:span> </text:p>
        </text:list-item>
        <text:list-item>
          <text:p text:style-name="P37"><text:span text:style-name="Source_20_Text">.text()</text:span> </text:p>
        </text:list-item>
        <text:list-item>
          <text:p text:style-name="P37"><text:span text:style-name="Source_20_Text">.unwrap()</text:span> </text:p>
        </text:list-item>
        <text:list-item>
          <text:p text:style-name="P37"><text:span text:style-name="Source_20_Text">.wrap()</text:span> </text:p>
        </text:list-item>
        <text:list-item>
          <text:p text:style-name="P37"><text:span text:style-name="Source_20_Text">.wrapAll()</text:span> </text:p>
        </text:list-item>
        <text:list-item>
          <text:p text:style-name="P24"><text:span text:style-name="Source_20_Text">.wrapInner()</text:span> </text:p>
        </text:list-item>
      </text:list>
      <text:p text:style-name="P6"/>
      <text:p text:style-name="P6"/>
      <text:p text:style-name="P6">EVENTS:</text:p>
      <text:p text:style-name="P12">Below is a standard selector, grabbing all of the list items. The <text:span text:style-name="Source_20_Text">.click()</text:span> event method is bound to the list item selector, setting up an action to take place upon clicking any list item. Inside the <text:span text:style-name="Source_20_Text">.click()</text:span> event method is a function, which ensures any actions inside the event method are to be executed. The parentheses directly after the function are available to pass in parameters for the function, in which the <text:span text:style-name="Source_20_Text">event</text:span> object is used in this example.</text:p>
      <text:p text:style-name="Text_20_body">Inside of the function is another selector with the <text:span text:style-name="Source_20_Text">.addClass()</text:span> method bound to it. Now, when a list item is clicked on that list item, via the <text:span text:style-name="Source_20_Text">this</text:span> keyword, receives the class of <text:span text:style-name="Source_20_Text">saved-item</text:span>.</text:p>
      <table:table table:name="Table11" table:style-name="Table11">
        <table:table-column table:style-name="Table11.A"/>
        <table:table-column table:style-name="Table11.B"/>
        <table:table-row>
          <table:table-cell table:style-name="Table11.A1" office:value-type="string">
            <text:p text:style-name="Preformatted_20_Text">1</text:p>
            <text:p text:style-name="Preformatted_20_Text">2</text:p>
            <text:p text:style-name="Preformatted_20_Text">3</text:p>
            <text:p text:style-name="P15">4</text:p>
          </table:table-cell>
          <table:table-cell table:style-name="Table11.A1" office:value-type="string">
            <text:p text:style-name="Preformatted_20_Text">$('li').click(function(event){</text:p>
            <text:p text:style-name="Preformatted_20_Text"><text:s text:c="2"/>$(this).addClass('saved-item');</text:p>
            <text:p text:style-name="P15">});</text:p>
          </table:table-cell>
        </table:table-row>
      </table:table>
      <text:p text:style-name="P15"><text:soft-page-break/><text:span text:style-name="Source_20_Text"><text:s text:c="14"/></text:span></text:p>
      <text:p text:style-name="P6">Events flexibility:</text:p>
      <text:p text:style-name="P12">Making use of the <text:span text:style-name="Source_20_Text">.on()</text:span> method the first argument should be the native event name while the second argument should be the event handler function. Looking at the example from before, the <text:span text:style-name="Source_20_Text">.on()</text:span> method is called in place of the <text:span text:style-name="Source_20_Text">.click()</text:span> method. Now the <text:span text:style-name="Source_20_Text">click</text:span> event name is passed in as the first argument inside the <text:span text:style-name="Source_20_Text">.on()</text:span> method with the event handler function staying the same as before.</text:p>
      <table:table table:name="Table12" table:style-name="Table12">
        <table:table-column table:style-name="Table12.A"/>
        <table:table-column table:style-name="Table12.B"/>
        <table:table-row>
          <table:table-cell table:style-name="Table12.A1" office:value-type="string">
            <text:p text:style-name="Preformatted_20_Text">1</text:p>
            <text:p text:style-name="Preformatted_20_Text">2</text:p>
            <text:p text:style-name="Preformatted_20_Text">3</text:p>
            <text:p text:style-name="P15">4</text:p>
          </table:table-cell>
          <table:table-cell table:style-name="Table12.A1" office:value-type="string">
            <text:p text:style-name="Preformatted_20_Text">$('li').on('click', function(event){</text:p>
            <text:p text:style-name="Preformatted_20_Text"><text:s text:c="2"/>$(this).addClass('saved-item');</text:p>
            <text:p text:style-name="P15">});</text:p>
          </table:table-cell>
        </table:table-row>
      </table:table>
      <text:p text:style-name="P6"/>
      <text:p text:style-name="P6"/>
      <text:h text:style-name="P18" text:outline-level="3">Nesting Events</text:h>
      <text:p text:style-name="Text_20_body">It is possible to have multiple event handlers and triggers, nesting one inside another. As an example, below the <text:span text:style-name="Source_20_Text">.on()</text:span> event method is passed the <text:span text:style-name="Source_20_Text">hover</text:span> argument, thus being called when hovering over any element with the class of <text:span text:style-name="Source_20_Text">pagination</text:span>. Upon calling the <text:span text:style-name="Source_20_Text">.on()</text:span> event the <text:span text:style-name="Source_20_Text">.click()</text:span> event is called on the anchor with the <text:span text:style-name="Source_20_Text">up</text:span> ID.</text:p>
      <table:table table:name="Table13" table:style-name="Table13">
        <table:table-column table:style-name="Table13.A"/>
        <table:table-column table:style-name="Table13.B"/>
        <table:table-row>
          <table:table-cell table:style-name="Table13.A1" office:value-type="string">
            <text:p text:style-name="Preformatted_20_Text">1</text:p>
            <text:p text:style-name="Preformatted_20_Text">2</text:p>
            <text:p text:style-name="Preformatted_20_Text">3</text:p>
            <text:p text:style-name="P15">4</text:p>
          </table:table-cell>
          <table:table-cell table:style-name="Table13.A1" office:value-type="string">
            <text:p text:style-name="Preformatted_20_Text">$('.pagination').on('hover', function(event){</text:p>
            <text:p text:style-name="Preformatted_20_Text"><text:s text:c="2"/>$('a#up').click();</text:p>
            <text:p text:style-name="P15">});</text:p>
          </table:table-cell>
        </table:table-row>
      </table:table>
      <text:p text:style-name="P6"/>
      <text:p text:style-name="P6"/>
      <text:h text:style-name="P18" text:outline-level="3">Event Demo</text:h>
      <text:p text:style-name="Text_20_body">Using an alert message as a demo, the following code snippets show how to create an alert message and then removing that message based upon clicking the close icon.</text:p>
      <text:h text:style-name="Heading_20_6" text:outline-level="6">HTML</text:h>
      <table:table table:name="Table14" table:style-name="Table14">
        <table:table-column table:style-name="Table14.A"/>
        <table:table-column table:style-name="Table14.B"/>
        <table:table-row>
          <table:table-cell table:style-name="Table14.A1" office:value-type="string">
            <text:p text:style-name="Preformatted_20_Text">1</text:p>
            <text:p text:style-name="Preformatted_20_Text">2</text:p>
            <text:p text:style-name="Preformatted_20_Text">3</text:p>
            <text:p text:style-name="Preformatted_20_Text">4</text:p>
            <text:p text:style-name="P15">5</text:p>
          </table:table-cell>
          <table:table-cell table:style-name="Table14.A1" office:value-type="string">
            <text:p text:style-name="Preformatted_20_Text">&lt;div class="notice-warning"&gt;</text:p>
            <text:p text:style-name="Preformatted_20_Text"><text:s text:c="2"/>&lt;div class="notice-close"&gt;&amp;#215;&lt;/div&gt;</text:p>
            <text:p text:style-name="Preformatted_20_Text"><text:s text:c="2"/>&lt;strong&gt;Warning!&lt;/strong&gt; I&amp;#8217;m about to lose my cool.</text:p>
            <text:p text:style-name="P15">&lt;/div&gt;</text:p>
          </table:table-cell>
        </table:table-row>
      </table:table>
      <text:p text:style-name="P15"><text:span text:style-name="Source_20_Text"><text:s text:c="16"/></text:span></text:p>
      <text:h text:style-name="Heading_20_6" text:outline-level="6">JavaScript</text:h>
      <table:table table:name="Table15" table:style-name="Table15">
        <table:table-column table:style-name="Table15.A"/>
        <table:table-column table:style-name="Table15.B"/>
        <table:table-row>
          <table:table-cell table:style-name="Table15.A1" office:value-type="string">
            <text:p text:style-name="Preformatted_20_Text">1</text:p>
            <text:p text:style-name="Preformatted_20_Text">2</text:p>
            <text:p text:style-name="Preformatted_20_Text">3</text:p>
            <text:p text:style-name="P15">4</text:p>
          </table:table-cell>
          <table:table-cell table:style-name="Table15.A1" office:value-type="string">
            <text:p text:style-name="Preformatted_20_Text">$('.notice-close').on('click', function(event){</text:p>
            <text:p text:style-name="Preformatted_20_Text"><text:s text:c="2"/>$('.notice-warning').remove();</text:p>
            <text:p text:style-name="P15">});</text:p>
          </table:table-cell>
        </table:table-row>
      </table:table>
      <text:p text:style-name="P15"><text:span text:style-name="Source_20_Text"><text:s text:c="16"/></text:span></text:p>
      <text:h text:style-name="P18" text:outline-level="3"><text:soft-page-break/>Event Methods</text:h>
      <text:p text:style-name="Text_20_body">jQuery provides quite a few methods, all of which are based around registering user behaviors as they interact with the browser. These methods register quite a few events, most popularly, but not limited to, browser, form, keyboard, and mouse events. The most popular of these methods include:</text:p>
      <text:h text:style-name="Heading_20_4" text:outline-level="4">Browser Events</text:h>
      <text:list xml:id="list6171061611391974809" text:style-name="L7">
        <text:list-item>
          <text:p text:style-name="P38"><text:span text:style-name="Source_20_Text">.resize()</text:span> </text:p>
        </text:list-item>
        <text:list-item>
          <text:p text:style-name="P25"><text:span text:style-name="Source_20_Text">.scroll()</text:span> </text:p>
        </text:list-item>
      </text:list>
      <text:h text:style-name="Heading_20_4" text:outline-level="4">Document Loading</text:h>
      <text:list xml:id="list2363773166495725586" text:style-name="L8">
        <text:list-item>
          <text:p text:style-name="P26"><text:span text:style-name="Source_20_Text">.ready()</text:span> </text:p>
        </text:list-item>
      </text:list>
      <text:h text:style-name="Heading_20_4" text:outline-level="4">Event Handler Attachment</text:h>
      <text:list xml:id="list1906275710652175454" text:style-name="L9">
        <text:list-item>
          <text:p text:style-name="P39"><text:span text:style-name="Source_20_Text">.off()</text:span> </text:p>
        </text:list-item>
        <text:list-item>
          <text:p text:style-name="P39"><text:span text:style-name="Source_20_Text">.on()</text:span> </text:p>
        </text:list-item>
        <text:list-item>
          <text:p text:style-name="P39"><text:span text:style-name="Source_20_Text">.one()</text:span> </text:p>
        </text:list-item>
        <text:list-item>
          <text:p text:style-name="P39"><text:span text:style-name="Source_20_Text">jQuery.proxy()</text:span> </text:p>
        </text:list-item>
        <text:list-item>
          <text:p text:style-name="P39"><text:span text:style-name="Source_20_Text">.trigger()</text:span> </text:p>
        </text:list-item>
        <text:list-item>
          <text:p text:style-name="P39"><text:span text:style-name="Source_20_Text">.triggerHandler()</text:span> </text:p>
        </text:list-item>
        <text:list-item>
          <text:p text:style-name="P39"><text:span text:style-name="Source_20_Text">.unbind()</text:span> </text:p>
        </text:list-item>
        <text:list-item>
          <text:p text:style-name="P27"><text:span text:style-name="Source_20_Text">.undelegate()</text:span> </text:p>
        </text:list-item>
      </text:list>
      <text:h text:style-name="Heading_20_4" text:outline-level="4">Event Object</text:h>
      <text:list xml:id="list5555768249892093485" text:style-name="L10">
        <text:list-item>
          <text:p text:style-name="P40"><text:span text:style-name="Source_20_Text">event.currentTarget</text:span> </text:p>
        </text:list-item>
        <text:list-item>
          <text:p text:style-name="P40"><text:span text:style-name="Source_20_Text">event.preventDefault()</text:span> </text:p>
        </text:list-item>
        <text:list-item>
          <text:p text:style-name="P40"><text:span text:style-name="Source_20_Text">event.stopPropagation()</text:span> </text:p>
        </text:list-item>
        <text:list-item>
          <text:p text:style-name="P40"><text:span text:style-name="Source_20_Text">event.target</text:span> </text:p>
        </text:list-item>
        <text:list-item>
          <text:p text:style-name="P28"><text:span text:style-name="Source_20_Text">event.type</text:span> </text:p>
        </text:list-item>
      </text:list>
      <text:h text:style-name="Heading_20_4" text:outline-level="4">Form Events</text:h>
      <text:list xml:id="list7439501292432867182" text:style-name="L11">
        <text:list-item>
          <text:p text:style-name="P41"><text:span text:style-name="Source_20_Text">.blur()</text:span> </text:p>
        </text:list-item>
        <text:list-item>
          <text:p text:style-name="P41"><text:span text:style-name="Source_20_Text">.change()</text:span> </text:p>
        </text:list-item>
        <text:list-item>
          <text:p text:style-name="P41"><text:span text:style-name="Source_20_Text">.focus()</text:span> </text:p>
        </text:list-item>
        <text:list-item>
          <text:p text:style-name="P41"><text:span text:style-name="Source_20_Text">.select()</text:span> </text:p>
        </text:list-item>
        <text:list-item>
          <text:p text:style-name="P29"><text:span text:style-name="Source_20_Text">.submit()</text:span> </text:p>
        </text:list-item>
      </text:list>
      <text:h text:style-name="Heading_20_4" text:outline-level="4">Keyboard Events</text:h>
      <text:list xml:id="list5507512595338874763" text:style-name="L12">
        <text:list-item>
          <text:p text:style-name="P42"><text:span text:style-name="Source_20_Text">.focusin()</text:span> </text:p>
        </text:list-item>
        <text:list-item>
          <text:p text:style-name="P42"><text:span text:style-name="Source_20_Text">.focusout()</text:span> </text:p>
        </text:list-item>
        <text:list-item>
          <text:p text:style-name="P42"><text:span text:style-name="Source_20_Text">.keydown()</text:span> </text:p>
        </text:list-item>
        <text:list-item>
          <text:p text:style-name="P42"><text:span text:style-name="Source_20_Text">.keypress()</text:span> </text:p>
        </text:list-item>
        <text:list-item>
          <text:p text:style-name="P30"><text:soft-page-break/><text:span text:style-name="Source_20_Text">.keyup()</text:span> </text:p>
        </text:list-item>
      </text:list>
      <text:h text:style-name="Heading_20_4" text:outline-level="4">Mouse Events</text:h>
      <text:list xml:id="list4123837437794426467" text:style-name="L13">
        <text:list-item>
          <text:p text:style-name="P43"><text:span text:style-name="Source_20_Text">.click()</text:span> </text:p>
        </text:list-item>
        <text:list-item>
          <text:p text:style-name="P43"><text:span text:style-name="Source_20_Text">.dblclick()</text:span> </text:p>
        </text:list-item>
        <text:list-item>
          <text:p text:style-name="P43"><text:span text:style-name="Source_20_Text">.focusin()</text:span> </text:p>
        </text:list-item>
        <text:list-item>
          <text:p text:style-name="P43"><text:span text:style-name="Source_20_Text">.focusout()</text:span> </text:p>
        </text:list-item>
        <text:list-item>
          <text:p text:style-name="P43"><text:span text:style-name="Source_20_Text">.hover()</text:span> </text:p>
        </text:list-item>
        <text:list-item>
          <text:p text:style-name="P43"><text:span text:style-name="Source_20_Text">.mousedown()</text:span> </text:p>
        </text:list-item>
        <text:list-item>
          <text:p text:style-name="P43"><text:span text:style-name="Source_20_Text">.mouseenter()</text:span> </text:p>
        </text:list-item>
        <text:list-item>
          <text:p text:style-name="P43"><text:span text:style-name="Source_20_Text">.mouseleave()</text:span> </text:p>
        </text:list-item>
        <text:list-item>
          <text:p text:style-name="P43"><text:span text:style-name="Source_20_Text">.mousemove()</text:span> </text:p>
        </text:list-item>
        <text:list-item>
          <text:p text:style-name="P43"><text:span text:style-name="Source_20_Text">.mouseout()</text:span> </text:p>
        </text:list-item>
        <text:list-item>
          <text:p text:style-name="P43"><text:span text:style-name="Source_20_Text">.mouseover()</text:span> </text:p>
        </text:list-item>
        <text:list-item>
          <text:p text:style-name="P31"><text:span text:style-name="Source_20_Text">.mouseup()</text:span> </text:p>
        </text:list-item>
      </text:list>
      <text:p text:style-name="P6"/>
      <text:p text:style-name="P6"/>
      <text:p text:style-name="P6">EFFECTS:</text:p>
      <text:p text:style-name="P6">s, including event methods for showing and hiding content, fading content in and out, or sliding content up and down. </text:p>
      <text:p text:style-name="P6"/>
      <text:h text:style-name="P18" text:outline-level="3">Effect Duration</text:h>
      <text:p text:style-name="Text_20_body">Using the <text:span text:style-name="Source_20_Text">.show()</text:span> method as an example, the first parameter available to optionally pass in to the method is the duration, which can be accomplished using a keyword or milliseconds value. The keyword <text:span text:style-name="Source_20_Text">slow</text:span> defaults to <text:span text:style-name="Source_20_Text">600</text:span> milliseconds, while the keyword <text:span text:style-name="Source_20_Text">fast</text:span> defaults to <text:span text:style-name="Source_20_Text">200</text:span> milliseconds. Using a keyword value is fine, but millisecond values may also be passed in directly. Keyword values must be quoted while millisecond values do not.</text:p>
      <table:table table:name="Table16" table:style-name="Table16">
        <table:table-column table:style-name="Table16.A"/>
        <table:table-column table:style-name="Table16.B"/>
        <table:table-row>
          <table:table-cell table:style-name="Table16.A1" office:value-type="string">
            <text:p text:style-name="Preformatted_20_Text">1</text:p>
            <text:p text:style-name="Preformatted_20_Text">2</text:p>
            <text:p text:style-name="Preformatted_20_Text">3</text:p>
            <text:p text:style-name="P15">4</text:p>
          </table:table-cell>
          <table:table-cell table:style-name="Table16.A1" office:value-type="string">
            <text:p text:style-name="Preformatted_20_Text">$('.error').show();</text:p>
            <text:p text:style-name="Preformatted_20_Text">$('.error').show('slow');</text:p>
            <text:p text:style-name="P15">$('.error').show(500);</text:p>
          </table:table-cell>
        </table:table-row>
      </table:table>
      <text:p text:style-name="P15"><text:span text:style-name="Source_20_Text"><text:s text:c="14"/></text:span></text:p>
      <text:h text:style-name="Heading_20_3" text:outline-level="3"/>
      <text:p text:style-name="Text_20_body"/>
      <text:p text:style-name="Text_20_body"/>
      <text:p text:style-name="Text_20_body"/>
      <text:p text:style-name="Text_20_body"/>
      <text:h text:style-name="P18" text:outline-level="3"><text:soft-page-break/>Effect Easing</text:h>
      <text:p text:style-name="Text_20_body">In addition to setting the duration in which an effect takes place the easing, or speed at which an animation progresses at during different times within the animation, may also be set. By default jQuery has two keyword values for easing, the default value is <text:span text:style-name="Source_20_Text">swing</text:span> with the additional value being <text:span text:style-name="Source_20_Text">linear</text:span>. The default <text:span text:style-name="Source_20_Text">swing</text:span> value starts the animation at a slow pace, picking up speed during the animation, and then slows down again before completion. The <text:span text:style-name="Source_20_Text">linear</text:span> value runs the animation at one constant pace for the entire duration.</text:p>
      <table:table table:name="Table17" table:style-name="Table17">
        <table:table-column table:style-name="Table17.A"/>
        <table:table-column table:style-name="Table17.B"/>
        <table:table-row>
          <table:table-cell table:style-name="Table17.A1" office:value-type="string">
            <text:p text:style-name="Preformatted_20_Text">1</text:p>
            <text:p text:style-name="Preformatted_20_Text">2</text:p>
            <text:p text:style-name="P15">3</text:p>
          </table:table-cell>
          <table:table-cell table:style-name="Table17.A1" office:value-type="string">
            <text:p text:style-name="Preformatted_20_Text">$('.error').show('slow', 'linear');</text:p>
            <text:p text:style-name="P15">$('.error').show(500, 'linear');</text:p>
          </table:table-cell>
        </table:table-row>
      </table:table>
      <text:p text:style-name="P15"><text:span text:style-name="Source_20_Text"><text:s text:c="14"/></text:span></text:p>
      <text:h text:style-name="P18" text:outline-level="3">Effect Callback</text:h>
      <text:p text:style-name="Text_20_body">When an animation is completed it is possible to run another function, called a callback function. The callback function should be placed after the duration or easing, if either exist. Inside this function new events or effects may be placed, each following their own required syntax.</text:p>
      <table:table table:name="Table18" table:style-name="Table18">
        <table:table-column table:style-name="Table18.A"/>
        <table:table-column table:style-name="Table18.B"/>
        <table:table-row>
          <table:table-cell table:style-name="Table18.A1" office:value-type="string">
            <text:p text:style-name="Preformatted_20_Text">1</text:p>
            <text:p text:style-name="Preformatted_20_Text">2</text:p>
            <text:p text:style-name="Preformatted_20_Text">3</text:p>
            <text:p text:style-name="P15">4</text:p>
          </table:table-cell>
          <table:table-cell table:style-name="Table18.A1" office:value-type="string">
            <text:p text:style-name="Preformatted_20_Text">$('.error').show('slow', 'linear', function(event){</text:p>
            <text:p text:style-name="Preformatted_20_Text"><text:s text:c="2"/>$('.error .status').text('Continue');</text:p>
            <text:p text:style-name="P15">});</text:p>
          </table:table-cell>
        </table:table-row>
      </table:table>
      <text:p text:style-name="P6"/>
      <text:p text:style-name="P6"/>
      <text:p text:style-name="P7"><text:tab/>input::input-placeholder <text:s/>{</text:p>
      <text:p text:style-name="P7"><text:s/><text:tab/>transition: opacity 0.3s linear; </text:p>
      <text:p text:style-name="P7"><text:s text:c="2"/><text:tab/>color: gray;</text:p>
      <text:p text:style-name="P7"><text:tab/>}</text:p>
      <text:p text:style-name="P7"/>
      <text:p text:style-name="P7"><text:tab/>input:focus::input-placeholder <text:s/>{</text:p>
      <text:p text:style-name="P7"><text:tab/> <text:s/>opacity: 0;</text:p>
      <text:p text:style-name="P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1:23:50.280631322</meta:creation-date>
    <meta:editing-duration>PT10M</meta:editing-duration>
    <meta:editing-cycles>2</meta:editing-cycles>
    <meta:generator>LibreOffice/5.1.6.2$Linux_X86_64 LibreOffice_project/10m0$Build-2</meta:generator>
    <dc:date>2017-10-01T11:33:48.045193056</dc:date>
    <meta:document-statistic meta:table-count="18" meta:image-count="0" meta:object-count="0" meta:page-count="10" meta:paragraph-count="327" meta:word-count="1843" meta:character-count="11971" meta:non-whitespace-character-count="10221"/>
  </office:meta>
</office:document-meta>
</file>